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625cm" fo:min-width="6.243cm"/>
    </style:style>
    <style:style style:name="gr2" style:family="graphic" style:parent-style-name="standard">
      <style:graphic-properties draw:stroke="solid" svg:stroke-color="#333333" draw:fill-color="#000000" draw:textarea-horizontal-align="justify" draw:textarea-vertical-align="middle" draw:auto-grow-height="false" fo:min-height="0.638cm" fo:min-width="0.388cm"/>
    </style:style>
    <style:style style:name="gr3" style:family="graphic" style:parent-style-name="standard">
      <style:graphic-properties draw:stroke="none" draw:fill-color="#28471f" draw:textarea-horizontal-align="justify" draw:textarea-vertical-align="middle" draw:auto-grow-height="false" fo:min-height="0.214cm" fo:min-width="0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327cm" fo:min-width="0cm"/>
    </style:style>
    <style:style style:name="gr5" style:family="graphic" style:parent-style-name="standard">
      <style:graphic-properties draw:stroke="none" draw:fill-color="#041a02" draw:textarea-horizontal-align="justify" draw:textarea-vertical-align="middle" draw:auto-grow-height="false" fo:min-height="0.415cm" fo:min-width="1.108cm"/>
    </style:style>
    <style:style style:name="gr6" style:family="graphic" style:parent-style-name="standard">
      <style:graphic-properties draw:stroke="none" svg:stroke-color="#666666" draw:fill-color="#333333" draw:textarea-horizontal-align="justify" draw:textarea-vertical-align="middle" draw:auto-grow-height="false" fo:min-height="0.666cm" fo:min-width="0cm"/>
    </style:style>
    <style:style style:name="gr7" style:family="graphic" style:parent-style-name="standard">
      <style:graphic-properties svg:stroke-color="#ffff00" draw:fill-color="#ffff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ffffd7" draw:fill-color="#ffffd7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041a02" draw:textarea-horizontal-align="justify" draw:textarea-vertical-align="middle" draw:auto-grow-height="false" fo:min-height="0.754cm" fo:min-width="0.209cm"/>
    </style:style>
    <style:style style:name="gr10" style:family="graphic" style:parent-style-name="standard">
      <style:graphic-properties draw:stroke="none" draw:fill-color="#041a02" draw:textarea-horizontal-align="justify" draw:textarea-vertical-align="middle" draw:auto-grow-height="false" fo:min-height="0.747cm" fo:min-width="0.748cm"/>
    </style:style>
    <style:style style:name="gr11" style:family="graphic" style:parent-style-name="standard">
      <style:graphic-properties draw:textarea-horizontal-align="justify" draw:textarea-vertical-align="middle" draw:auto-grow-height="false" fo:min-height="0.106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55cm" fo:min-width="0cm"/>
    </style:style>
    <style:style style:name="gr13" style:family="graphic" style:parent-style-name="objectwithoutfill">
      <style:graphic-properties svg:stroke-color="#333333" draw:fill="solid" draw:textarea-vertical-align="middle"/>
    </style:style>
    <style:style style:name="gr14" style:family="graphic" style:parent-style-name="standard">
      <style:graphic-properties svg:stroke-color="#342a06" draw:fill-color="#041a02" draw:textarea-horizontal-align="justify" draw:textarea-vertical-align="middle" draw:auto-grow-height="false" fo:min-height="1.83cm" fo:min-width="4.954cm"/>
    </style:style>
    <style:style style:name="gr15" style:family="graphic" style:parent-style-name="standard">
      <style:graphic-properties draw:stroke="none" draw:fill-color="#1b1500" draw:textarea-horizontal-align="justify" draw:textarea-vertical-align="middle" draw:auto-grow-height="false" fo:min-height="0.494cm" fo:min-width="1.794cm"/>
    </style:style>
    <style:style style:name="gr16" style:family="graphic" style:parent-style-name="standard">
      <style:graphic-properties draw:stroke="none" draw:fill-color="#1b1500" draw:textarea-horizontal-align="justify" draw:textarea-vertical-align="middle" draw:auto-grow-height="false" fo:min-height="0.494cm" fo:min-width="1.838cm"/>
    </style:style>
    <style:style style:name="gr17" style:family="graphic" style:parent-style-name="standard">
      <style:graphic-properties draw:stroke="none" draw:fill-color="#111111" draw:textarea-horizontal-align="justify" draw:textarea-vertical-align="middle" draw:auto-grow-height="false" fo:min-height="0.177cm" fo:min-width="1.838cm"/>
    </style:style>
    <style:style style:name="gr18" style:family="graphic" style:parent-style-name="standard">
      <style:graphic-properties draw:stroke="none" draw:fill-color="#111111" draw:textarea-horizontal-align="justify" draw:textarea-vertical-align="middle" draw:auto-grow-height="false" fo:min-height="0.038cm" fo:min-width="1.838cm"/>
    </style:style>
    <style:style style:name="gr19" style:family="graphic" style:parent-style-name="standard">
      <style:graphic-properties draw:stroke="none" draw:fill-color="#231201" draw:textarea-horizontal-align="justify" draw:textarea-vertical-align="middle" draw:auto-grow-height="false" fo:min-height="0.177cm" fo:min-width="1.838cm"/>
    </style:style>
    <style:style style:name="gr20" style:family="graphic" style:parent-style-name="standard">
      <style:graphic-properties draw:stroke="none" draw:fill-color="#231201" draw:textarea-horizontal-align="justify" draw:textarea-vertical-align="middle" draw:auto-grow-height="false" fo:min-height="0cm" fo:min-width="1.838cm"/>
    </style:style>
    <style:style style:name="gr21" style:family="graphic" style:parent-style-name="standard">
      <style:graphic-properties draw:stroke="none" draw:fill-color="#111111" draw:textarea-horizontal-align="justify" draw:textarea-vertical-align="middle" draw:auto-grow-height="false" fo:min-height="1.776cm" fo:min-width="0cm"/>
    </style:style>
    <style:style style:name="gr22" style:family="graphic" style:parent-style-name="standard">
      <style:graphic-properties draw:stroke="none" draw:fill-color="#111111" draw:textarea-horizontal-align="justify" draw:textarea-vertical-align="middle" draw:auto-grow-height="false" fo:min-height="2.179cm" fo:min-width="0cm"/>
    </style:style>
    <style:style style:name="gr23" style:family="graphic" style:parent-style-name="standard">
      <style:graphic-properties svg:stroke-color="#342a06" draw:fill-color="#231201" draw:textarea-horizontal-align="justify" draw:textarea-vertical-align="middle" draw:auto-grow-height="false" fo:min-height="0.297cm" fo:min-width="0.9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28471f"/>
      <style:paragraph-properties fo:text-align="center"/>
    </style:style>
    <style:style style:name="P3" style:family="paragraph">
      <loext:graphic-properties draw:fill-color="#041a02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ffd7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1b1500"/>
      <style:paragraph-properties fo:text-align="center"/>
    </style:style>
    <style:style style:name="P10" style:family="paragraph">
      <loext:graphic-properties draw:fill-color="#111111"/>
      <style:paragraph-properties fo:text-align="center"/>
    </style:style>
    <style:style style:name="P11" style:family="paragraph">
      <loext:graphic-properties draw:fill-color="#23120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743cm" svg:height="0.875cm" draw:transform="skewX (-0.00122173047639603) rotate (-0.00139626340159473) translate (2.312cm 5.57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6cm" svg:height="1.256cm" svg:x="2.765cm" svg:y="6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56cm" svg:height="0.656cm" svg:x="3.068cm" svg:y="6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6cm" svg:height="1.256cm" svg:x="6.206cm" svg:y="6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56cm" svg:height="0.656cm" svg:x="6.509cm" svg:y="6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6cm" svg:height="1.256cm" svg:x="7.63cm" svg:y="6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56cm" svg:height="0.656cm" svg:x="7.933cm" svg:y="6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93cm" svg:height="0.577cm" draw:transform="rotate (0.765326876999514) translate (2.108cm 6.2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608cm" svg:height="0.665cm" svg:x="2.121cm" svg:y="4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414cm" svg:height="0.916cm" svg:x="2.115cm" svg:y="5.3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43cm" svg:height="0.143cm" svg:x="2.311cm" svg:y="6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143cm" svg:height="0.143cm" svg:x="2.528cm" svg:y="6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709cm" svg:height="1.004cm" draw:transform="rotate (-0.372976861151188) translate (2.493cm 4.0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248cm" svg:height="0.997cm" svg:x="2.481cm" svg:y="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542cm" svg:height="0.814cm" svg:x="2.244cm" svg:y="4.139cm">
          <text:p/>
          <draw:enhanced-geometry svg:viewBox="0 0 21600 21600" draw:glue-points="?f6 0 10800 ?f8 ?f11 10800 ?f9 21600 10800 ?f10 ?f5 10800" draw:text-areas="?f3 ?f3 ?f4 ?f4" draw:type="parallelogram" draw:modifiers="12928.17679558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7" draw:layer="layout" svg:width="0.292cm" svg:height="0.8cm" svg:x="2.82cm" svg:y="4.146cm">
          <text:p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2.825cm" svg:y1="4.948cm" svg:x2="2.825cm" svg:y2="5.848cm">
          <text:p/>
        </draw:line>
        <draw:line draw:style-name="gr13" draw:text-style-name="P8" draw:layer="layout" svg:x1="2.82cm" svg:y1="5.852cm" svg:x2="3.341cm" svg:y2="5.854cm">
          <text:p/>
        </draw:line>
        <draw:line draw:style-name="gr13" draw:text-style-name="P8" draw:layer="layout" svg:x1="3.31cm" svg:y1="4.153cm" svg:x2="3.327cm" svg:y2="5.854cm">
          <text:p/>
        </draw:line>
        <draw:line draw:style-name="gr13" draw:text-style-name="P8" draw:layer="layout" svg:x1="3.114cm" svg:y1="4.146cm" svg:x2="3.307cm" svg:y2="4.158cm">
          <text:p/>
        </draw:line>
        <draw:custom-shape draw:style-name="gr14" draw:text-style-name="P3" draw:layer="layout" svg:width="5.454cm" svg:height="2.08cm" svg:x="3.919cm" svg:y="3.6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242cm" svg:height="1.052cm" svg:x="4.142cm" svg:y="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3.306cm" svg:height="1.052cm" svg:x="5.941cm" svg:y="3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3.306cm" svg:height="0.603cm" svg:x="5.93cm" svg:y="4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3.306cm" svg:height="0.406cm" draw:transform="rotate (0.333183354205718) translate (4.114cm 4.6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3.306cm" svg:height="0.603cm" draw:transform="rotate (-0.148876585195116) translate (4.06cm 3.7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3.306cm" svg:height="0.16cm" draw:transform="rotate (0.497767902668784) translate (6.195cm 5.4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15cm" svg:height="2.026cm" svg:x="4.311cm" svg:y="3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15cm" svg:height="2.026cm" svg:x="4.732cm" svg:y="3.71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15cm" svg:height="2.026cm" svg:x="5.148cm" svg:y="3.7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15cm" svg:height="2.026cm" svg:x="5.569cm" svg:y="3.73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15cm" svg:height="2.026cm" svg:x="6.009cm" svg:y="3.6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15cm" svg:height="2.026cm" svg:x="6.43cm" svg:y="3.70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15cm" svg:height="2.026cm" svg:x="6.846cm" svg:y="3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15cm" svg:height="2.026cm" svg:x="7.267cm" svg:y="3.71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15cm" svg:height="2.026cm" svg:x="7.709cm" svg:y="3.6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15cm" svg:height="2.026cm" svg:x="8.13cm" svg:y="3.70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15cm" svg:height="2.026cm" svg:x="8.546cm" svg:y="3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15cm" svg:height="2.026cm" svg:x="8.967cm" svg:y="3.7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0.15cm" svg:height="2.429cm" svg:x="3.661cm" svg:y="3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42cm" svg:height="0.547cm" svg:x="4.256cm" svg:y="6.10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43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9:49:06.135144480</meta:creation-date>
    <dc:date>2022-06-16T20:07:48.504721044</dc:date>
    <meta:editing-duration>PT26S</meta:editing-duration>
    <meta:editing-cycles>1</meta:editing-cycles>
    <meta:document-statistic meta:object-count="41"/>
    <meta:generator>LibreOffice/6.4.7.2$Linux_X86_64 LibreOffice_project/40$Build-2</meta:generator>
  </office:meta>
</office:document-meta>
</file>